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ackingList-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ackingList">
            <text:p>PackingList</text:p>
          </table:table-cell>
          <table:table-cell table:style-name="ce8" office:value-type="string" office:string-value="Packing List. Details">
            <text:p>Packing List. Details</text:p>
          </table:table-cell>
          <table:table-cell table:style-name="ce8" office:value-type="string" office:string-value=""/>
          <table:table-cell table:style-name="ce8" office:value-type="string" office:string-value="Packing List">
            <text:p>Packing Li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scribing how goods are packed.">
            <text:p>A document describing how goods are pack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acking List. UBL Version Identifier. Identifier">
            <text:p>Packing List. UBL Vers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acking List. Customization Identifier. Identifier">
            <text:p>Packing List. Customiza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acking List. Profile Identifier. Identifier">
            <text:p>Packing List. Profile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acking List. Profile Execution Identifier. Identifier">
            <text:p>Packing List. Profile Execu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acking List. Identifier">
            <text:p>Packing List.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acking List Number">
            <text:p>Packing Li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4">
            <text:p>101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Packing List. UUID. Identifier">
            <text:p>Packing List. UUID.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Packing List. Issue Date. Date">
            <text:p>Packing List. Issue Date. Dat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Packing List. Issue Time. Time">
            <text:p>Packing List. Issue Time. Ti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ame">
            <text:p>Name</text:p>
          </table:table-cell>
          <table:table-cell office:value-type="string" table:style-name="ce9" office:string-value="Packing List. Name">
            <text:p>Packing List. Na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1]&lt;&gt;&quot;&quot;;CONCATENATE([.F11];&quot; &quot;;[.G11]);[.G11])"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1]&lt;&gt;&quot;&quot;;CONCATENATE([.J11];&quot;_ &quot;;[.I11];&quot;. Type&quot;);CONCATENATE([.I11];&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escription">
            <text:p>Description</text:p>
          </table:table-cell>
          <table:table-cell office:value-type="string" table:style-name="ce9" office:string-value="Packing List. Description. Text">
            <text:p>Packing List. Description.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2]&lt;&gt;&quot;&quot;;CONCATENATE([.F12];&quot; &quot;;[.G12]);[.G12])"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1) changed from Textual description of a Packing List. to Textual description of the document instance. ">
            <text:p>Changes for UBL 2.0 Update Package: Definition (cell Q11) changed from <text:s/>Textual description of a Packing List. <text:s/>to <text:s/>Textual description of the document instance. </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acking List. Note. Text">
            <text:p>Packing List. Note.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Packing List. Version. Identifier">
            <text:p>Packing List. Version.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ersion identifier of a Packing List.">
            <text:p>Version identifier of a Packing Li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OtherInstruction">
            <text:p>OtherInstruction</text:p>
          </table:table-cell>
          <table:table-cell office:value-type="string" table:style-name="ce9" office:string-value="Packing List. Other_ Instruction. Text">
            <text:p>Packing List. Other_ Instruction. Text</text:p>
          </table:table-cell>
          <table:table-cell table:style-name="ce9" office:value-type="string" office:string-value=""/>
          <table:table-cell office:value-type="string" table:style-name="ce9" office:string-value="Packing List">
            <text:p>Packing Li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5]&lt;&gt;&quot;&quot;;CONCATENATE([.F15];&quot; &quot;;[.G15]);[.G15])"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Contains other free-text-based instructions related to the shipment to the forwarders or carriers. This should only be used where such information cannot be represented in other structured information entities within the document.">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10" office:value-type="string" office:string-value="Packing List. Consignor_ Party. Party">
            <text:p>Packing List. Consigno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10" office:value-type="string" office:string-value="Packing List. Carrier_ Party. Party">
            <text:p>Packing List. Carri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10" office:value-type="string" office:string-value="Packing List. Freight Forwarder_ Party. Party">
            <text:p>Packing List. Freight Forward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mbining individual smaller shipments into a single larger consignment (a so-called consolidated consignment) that is sent to a counterpart who mirrors the consolidator's activity by dividing the consolidated consignment into its original components.">
            <text:p>The party combining individual smaller shipments into a single larger consignment (a so-called consolidated consign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10" office:value-type="string" office:string-value="Packing List. Shipment">
            <text:p>Packing List. Shipment</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10" office:value-type="string" office:string-value="Packing List. Document Reference">
            <text:p>Packing List. Document Referenc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10" office:value-type="string" office:string-value="Packing List. Document Distribution">
            <text:p>Packing List. Document Distribution</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Contain information on the distribution list of the documents. to The distribution of the Packing List to interested parties. ">
            <text:p>Changes for UBL 2.0 Update Package: Definition changed from <text:s/>Contain information on the distribution list of the documents. <text:s/>to <text:s/>The distribution of the Packing List to interested parties.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Packing List. Signature">
            <text:p>Packing List. Signatur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